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5473" officeooo:paragraph-rsid="001b5473"/>
    </style:style>
    <style:style style:name="T1" style:family="text">
      <style:text-properties style:font-name="Arial"/>
    </style:style>
    <style:style style:name="T2" style:family="text">
      <style:text-properties style:font-name="Arial"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obre Comunicação</text:p>
      <text:p text:style-name="P1"/>
      <text:p text:style-name="P1"><text:span text:style-name="T1">Um software mal-intencionado, ou malware, é uma aplicação que causa danos ao computador. Um usuário mal-intencionado é aquele que pode querer causar danos a empresa, a rede corporativa ou aos seus usuários e clientes. O comportamento de sistemas espiões (que coletam dados e enviam para um destinatário remoto) pode ser facilmente registrado por um </text:span><text:span text:style-name="T2">log</text:span><text:span text:style-name="T1">, e um administrador habilidoso deve detectar ações como essa. O mesmo pode acontecer com um usuário malicioso, que tenta obter acesso indevido para obter informações sigilosas para compartilhar com terceiros.</text:span> 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26T17:27:09.035458244</meta:creation-date>
    <dc:date>2022-06-26T17:28:26.007453425</dc:date>
    <meta:editing-duration>PT1M17S</meta:editing-duration>
    <meta:editing-cycles>2</meta:editing-cycles>
    <meta:generator>LibreOffice/7.2.7.2$Linux_X86_64 LibreOffice_project/20$Build-2</meta:generator>
    <meta:document-statistic meta:table-count="0" meta:image-count="0" meta:object-count="0" meta:page-count="1" meta:paragraph-count="2" meta:word-count="87" meta:character-count="579" meta:non-whitespace-character-count="493"/>
  </office:meta>
</office:document-meta>
</file>